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edTestBeanImpl.do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TestBeanImpl.d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TestBeanImpl.doTh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TestBeanImpl.doThe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